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83cm"/>
    </style:style>
    <style:style style:name="co2" style:family="table-column">
      <style:table-column-properties fo:break-before="auto" style:column-width="1.593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DBC-5 col</text:p>
          </table:table-cell>
          <table:table-cell office:value-type="string" calcext:value-type="string">
            <text:p>NDBC-6 col</text:p>
          </table:table-cell>
          <table:table-cell office:value-type="string" calcext:value-type="string">
            <text:p>NDBC-7 col</text:p>
          </table:table-cell>
          <table:table-cell office:value-type="string" calcext:value-type="string">
            <text:p>NDBC-8 col</text:p>
          </table:table-cell>
          <table:table-cell office:value-type="string" calcext:value-type="string">
            <text:p>NDBC-9 col</text:p>
          </table:table-cell>
          <table:table-cell office:value-type="string" calcext:value-type="string">
            <text:p>NDBC-10 col</text:p>
          </table:table-cell>
          <table:table-cell office:value-type="string" calcext:value-type="string">
            <text:p>NDBC-11 col</text:p>
          </table:table-cell>
          <table:table-cell office:value-type="string" calcext:value-type="string">
            <text:p>NDBC-12col</text:p>
          </table:table-cell>
          <table:table-cell office:value-type="string" calcext:value-type="string">
            <text:p>NDBC-13 col</text:p>
          </table:table-cell>
          <table:table-cell office:value-type="string" calcext:value-type="string">
            <text:p>NDBC-14 col</text:p>
          </table:table-cell>
          <table:table-cell office:value-type="string" calcext:value-type="string">
            <text:p>NDBC-15 col</text:p>
          </table:table-cell>
          <table:table-cell office:value-type="string" calcext:value-type="string">
            <text:p>NDBC-avg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2">
            <text:p>IGNNK-Train on METR—Test on 30 stations of NDBC—Distance-based Adj</text:p>
          </table:table-cell>
          <table:table-cell table:style-name="ce1" office:value-type="string" calcext:value-type="string">
            <text:p>MAE</text:p>
          </table:table-cell>
          <table:table-cell table:style-name="ce4" office:value-type="float" office:value="0.236698966912555" calcext:value-type="float">
            <text:p>0.236698966912555</text:p>
          </table:table-cell>
          <table:table-cell table:style-name="ce4" office:value-type="float" office:value="0.0798364024054782" calcext:value-type="float">
            <text:p>0.079836402405478</text:p>
          </table:table-cell>
          <table:table-cell table:style-name="ce4" office:value-type="float" office:value="0.0609447984909407" calcext:value-type="float">
            <text:p>0.060944798490941</text:p>
          </table:table-cell>
          <table:table-cell table:style-name="ce4" office:value-type="float" office:value="0.0530604699737344" calcext:value-type="float">
            <text:p>0.053060469973734</text:p>
          </table:table-cell>
          <table:table-cell table:style-name="ce4" office:value-type="float" office:value="0.108418760863123" calcext:value-type="float">
            <text:p>0.108418760863123</text:p>
          </table:table-cell>
          <table:table-cell table:style-name="ce4" office:value-type="float" office:value="0.0534530659250577" calcext:value-type="float">
            <text:p>0.053453065925058</text:p>
          </table:table-cell>
          <table:table-cell table:style-name="ce4" office:value-type="float" office:value="0.199634915744969" calcext:value-type="float">
            <text:p>0.199634915744969</text:p>
          </table:table-cell>
          <table:table-cell table:style-name="ce4" office:value-type="float" office:value="0.00904509889143396" calcext:value-type="float">
            <text:p>0.009045098891434</text:p>
          </table:table-cell>
          <table:table-cell table:style-name="ce4" office:value-type="float" office:value="0.073251779491415" calcext:value-type="float">
            <text:p>0.073251779491415</text:p>
          </table:table-cell>
          <table:table-cell table:style-name="ce4" office:value-type="float" office:value="0.156874983493292" calcext:value-type="float">
            <text:p>0.156874983493292</text:p>
          </table:table-cell>
          <table:table-cell table:style-name="ce4" office:value-type="float" office:value="0.126871456442083" calcext:value-type="float">
            <text:p>0.126871456442083</text:p>
          </table:table-cell>
          <table:table-cell table:style-name="ce4" table:formula="of:=AVERAGE([.C2:.M2])" office:value-type="float" office:value="0.105280972603098" calcext:value-type="float">
            <text:p>0.105280972603098</text:p>
          </table:table-cell>
          <table:table-cell table:number-columns-repeated="1010"/>
        </table:table-row>
        <table:table-row table:style-name="ro2">
          <table:covered-table-cell/>
          <table:table-cell office:value-type="string" calcext:value-type="string">
            <text:p>RMSE</text:p>
          </table:table-cell>
          <table:table-cell table:style-name="ce4" office:value-type="float" office:value="0.275986379545924" calcext:value-type="float">
            <text:p>0.275986379545924</text:p>
          </table:table-cell>
          <table:table-cell table:style-name="ce4" office:value-type="float" office:value="0.100268580093765" calcext:value-type="float">
            <text:p>0.100268580093765</text:p>
          </table:table-cell>
          <table:table-cell table:style-name="ce4" office:value-type="float" office:value="0.0782283052774897" calcext:value-type="float">
            <text:p>0.07822830527749</text:p>
          </table:table-cell>
          <table:table-cell table:style-name="ce4" office:value-type="float" office:value="0.0755072182966946" calcext:value-type="float">
            <text:p>0.075507218296695</text:p>
          </table:table-cell>
          <table:table-cell table:style-name="ce4" office:value-type="float" office:value="0.132940857575249" calcext:value-type="float">
            <text:p>0.132940857575249</text:p>
          </table:table-cell>
          <table:table-cell table:style-name="ce4" office:value-type="float" office:value="0.0681477895389175" calcext:value-type="float">
            <text:p>0.068147789538918</text:p>
          </table:table-cell>
          <table:table-cell table:style-name="ce4" office:value-type="float" office:value="0.240649001282863" calcext:value-type="float">
            <text:p>0.240649001282863</text:p>
          </table:table-cell>
          <table:table-cell table:style-name="ce4" office:value-type="float" office:value="0.0132850631682537" calcext:value-type="float">
            <text:p>0.013285063168254</text:p>
          </table:table-cell>
          <table:table-cell table:style-name="ce4" office:value-type="float" office:value="0.0869105078142035" calcext:value-type="float">
            <text:p>0.086910507814204</text:p>
          </table:table-cell>
          <table:table-cell table:style-name="ce4" office:value-type="float" office:value="0.176258566432449" calcext:value-type="float">
            <text:p>0.176258566432449</text:p>
          </table:table-cell>
          <table:table-cell table:style-name="ce4" office:value-type="float" office:value="0.151724536901729" calcext:value-type="float">
            <text:p>0.151724536901729</text:p>
          </table:table-cell>
          <table:table-cell table:style-name="ce4" table:formula="of:=AVERAGE([.C3:.M3])" office:value-type="float" office:value="0.127264255084322" calcext:value-type="float">
            <text:p>0.12726425508432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2">
            <text:p>IGNNK-Train on METR—Test on 30 stations of NDBC---SNE mapping distance and mean feature to be adj</text:p>
          </table:table-cell>
          <table:table-cell table:style-name="ce1" office:value-type="string" calcext:value-type="string">
            <text:p>MAE</text:p>
          </table:table-cell>
          <table:table-cell office:value-type="float" office:value="0.244735129694235" calcext:value-type="float">
            <text:p>0.244735129694235</text:p>
          </table:table-cell>
          <table:table-cell office:value-type="float" office:value="0.0810221118671229" calcext:value-type="float">
            <text:p>0.081022111867123</text:p>
          </table:table-cell>
          <table:table-cell office:value-type="float" office:value="0.061293723279623" calcext:value-type="float">
            <text:p>0.061293723279623</text:p>
          </table:table-cell>
          <table:table-cell office:value-type="float" office:value="0.052978853459076" calcext:value-type="float">
            <text:p>0.052978853459076</text:p>
          </table:table-cell>
          <table:table-cell office:value-type="float" office:value="0.109669681070252" calcext:value-type="float">
            <text:p>0.109669681070252</text:p>
          </table:table-cell>
          <table:table-cell office:value-type="float" office:value="0.0541890726439779" calcext:value-type="float">
            <text:p>0.054189072643978</text:p>
          </table:table-cell>
          <table:table-cell office:value-type="float" office:value="0.198976892546736" calcext:value-type="float">
            <text:p>0.198976892546736</text:p>
          </table:table-cell>
          <table:table-cell office:value-type="float" office:value="0.00858540335906493" calcext:value-type="float">
            <text:p>0.008585403359065</text:p>
          </table:table-cell>
          <table:table-cell office:value-type="float" office:value="0.0840041438613572" calcext:value-type="float">
            <text:p>0.084004143861357</text:p>
          </table:table-cell>
          <table:table-cell office:value-type="float" office:value="0.178131600053852" calcext:value-type="float">
            <text:p>0.178131600053852</text:p>
          </table:table-cell>
          <table:table-cell office:value-type="float" office:value="0.125614118656689" calcext:value-type="float">
            <text:p>0.125614118656689</text:p>
          </table:table-cell>
          <table:table-cell table:formula="of:=AVERAGE([.C4:.M4])" office:value-type="float" office:value="0.109018248226544" calcext:value-type="float">
            <text:p>0.109018248226544</text:p>
          </table:table-cell>
          <table:table-cell table:number-columns-repeated="1010"/>
        </table:table-row>
        <table:table-row table:style-name="ro3">
          <table:covered-table-cell/>
          <table:table-cell office:value-type="string" calcext:value-type="string">
            <text:p>RMSE</text:p>
          </table:table-cell>
          <table:table-cell office:value-type="float" office:value="0.282548107459905" calcext:value-type="float">
            <text:p>0.282548107459905</text:p>
          </table:table-cell>
          <table:table-cell office:value-type="float" office:value="0.102321932971748" calcext:value-type="float">
            <text:p>0.102321932971748</text:p>
          </table:table-cell>
          <table:table-cell office:value-type="float" office:value="0.079051405894054" calcext:value-type="float">
            <text:p>0.079051405894054</text:p>
          </table:table-cell>
          <table:table-cell office:value-type="float" office:value="0.075794885896667" calcext:value-type="float">
            <text:p>0.075794885896667</text:p>
          </table:table-cell>
          <table:table-cell office:value-type="float" office:value="0.134452579027352" calcext:value-type="float">
            <text:p>0.134452579027352</text:p>
          </table:table-cell>
          <table:table-cell office:value-type="float" office:value="0.0693524464762142" calcext:value-type="float">
            <text:p>0.069352446476214</text:p>
          </table:table-cell>
          <table:table-cell office:value-type="float" office:value="0.239961172650593" calcext:value-type="float">
            <text:p>0.239961172650593</text:p>
          </table:table-cell>
          <table:table-cell office:value-type="float" office:value="0.0124243239769673" calcext:value-type="float">
            <text:p>0.012424323976967</text:p>
          </table:table-cell>
          <table:table-cell office:value-type="float" office:value="0.0989503201494049" calcext:value-type="float">
            <text:p>0.098950320149405</text:p>
          </table:table-cell>
          <table:table-cell office:value-type="float" office:value="0.201006922679441" calcext:value-type="float">
            <text:p>0.201006922679441</text:p>
          </table:table-cell>
          <table:table-cell office:value-type="float" office:value="0.148384049656497" calcext:value-type="float">
            <text:p>0.148384049656497</text:p>
          </table:table-cell>
          <table:table-cell table:formula="of:=AVERAGE([.C5:.M5])" office:value-type="float" office:value="0.131295286076259" calcext:value-type="float">
            <text:p>0.131295286076259</text:p>
          </table:table-cell>
          <table:table-cell table:number-columns-repeated="1010"/>
        </table:table-row>
        <table:table-row table:style-name="ro1">
          <table:table-cell table:style-name="ce1" table:number-columns-repeated="2"/>
          <table:table-cell table:number-columns-repeated="11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feature 2d location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GNNK-Train on NDBC and test on NDBC-tSNE defined Adj</text:p>
          </table:table-cell>
          <table:table-cell office:value-type="string" calcext:value-type="string">
            <text:p>MAE</text:p>
          </table:table-cell>
          <table:table-cell office:value-type="float" office:value="0.562078877850278" calcext:value-type="float">
            <text:p>0.562078877850278</text:p>
          </table:table-cell>
          <table:table-cell office:value-type="float" office:value="0.216058004800248" calcext:value-type="float">
            <text:p>0.216058004800248</text:p>
          </table:table-cell>
          <table:table-cell office:value-type="float" office:value="0.158847746091777" calcext:value-type="float">
            <text:p>0.158847746091777</text:p>
          </table:table-cell>
          <table:table-cell office:value-type="float" office:value="0.117707225740582" calcext:value-type="float">
            <text:p>0.117707225740582</text:p>
          </table:table-cell>
          <table:table-cell office:value-type="float" office:value="0.345418064729976" calcext:value-type="float">
            <text:p>0.345418064729976</text:p>
          </table:table-cell>
          <table:table-cell office:value-type="float" office:value="0.19640449528303" calcext:value-type="float">
            <text:p>0.19640449528303</text:p>
          </table:table-cell>
          <table:table-cell office:value-type="float" office:value="0.533775540362703" calcext:value-type="float">
            <text:p>0.533775540362703</text:p>
          </table:table-cell>
          <table:table-cell office:value-type="float" office:value="0.0730596141193547" calcext:value-type="float">
            <text:p>0.073059614119355</text:p>
          </table:table-cell>
          <table:table-cell office:value-type="float" office:value="0.830108039847586" calcext:value-type="float">
            <text:p>0.830108039847586</text:p>
          </table:table-cell>
          <table:table-cell office:value-type="float" office:value="0.636467423163433" calcext:value-type="float">
            <text:p>0.636467423163433</text:p>
          </table:table-cell>
          <table:table-cell office:value-type="float" office:value="0.731361655948962" calcext:value-type="float">
            <text:p>0.7313616559489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float" office:value="0.676401713152096" calcext:value-type="float">
            <text:p>0.676401713152096</text:p>
          </table:table-cell>
          <table:table-cell office:value-type="float" office:value="0.256001020759018" calcext:value-type="float">
            <text:p>0.256001020759018</text:p>
          </table:table-cell>
          <table:table-cell office:value-type="float" office:value="0.192341877356124" calcext:value-type="float">
            <text:p>0.192341877356124</text:p>
          </table:table-cell>
          <table:table-cell office:value-type="float" office:value="0.147002508495669" calcext:value-type="float">
            <text:p>0.147002508495669</text:p>
          </table:table-cell>
          <table:table-cell office:value-type="float" office:value="0.408358745240481" calcext:value-type="float">
            <text:p>0.408358745240481</text:p>
          </table:table-cell>
          <table:table-cell office:value-type="float" office:value="0.228288557444992" calcext:value-type="float">
            <text:p>0.228288557444992</text:p>
          </table:table-cell>
          <table:table-cell office:value-type="float" office:value="0.641613269220516" calcext:value-type="float">
            <text:p>0.641613269220516</text:p>
          </table:table-cell>
          <table:table-cell office:value-type="float" office:value="0.08284527911767" calcext:value-type="float">
            <text:p>0.08284527911767</text:p>
          </table:table-cell>
          <table:table-cell office:value-type="float" office:value="0.939880151873072" calcext:value-type="float">
            <text:p>0.939880151873072</text:p>
          </table:table-cell>
          <table:table-cell office:value-type="float" office:value="0.734862815180974" calcext:value-type="float">
            <text:p>0.734862815180974</text:p>
          </table:table-cell>
          <table:table-cell office:value-type="float" office:value="0.800950542818631" calcext:value-type="float">
            <text:p>0.80095054281863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 style:data-style-name="N2" text:time-value="11:39:17.876397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4T09:06:29.073194698</meta:creation-date>
    <meta:generator>LibreOffice/6.4.7.2$Linux_X86_64 LibreOffice_project/40$Build-2</meta:generator>
    <dc:date>2023-12-05T15:51:41.926869623</dc:date>
    <meta:editing-duration>PT1H28M15S</meta:editing-duration>
    <meta:editing-cycles>4</meta:editing-cycles>
    <meta:document-statistic meta:table-count="1" meta:cell-count="92" meta:object-count="0"/>
  </office:meta>
</office:document-meta>
</file>